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5000001992E3CFE043B46ABEB.png" manifest:media-type="image/png"/>
  <manifest:file-entry manifest:full-path="Pictures/10000000000009C400000753B72820671CB94E4E.jpg" manifest:media-type="image/jpeg"/>
  <manifest:file-entry manifest:full-path="Pictures/10000000000008240000082414F70DEF3B010632.jpg" manifest:media-type="image/jpeg"/>
  <manifest:file-entry manifest:full-path="Pictures/10000001000005DC000004AFC1178EEE65119573.png" manifest:media-type="image/png"/>
  <manifest:file-entry manifest:full-path="Pictures/100000000000025A000001C426A2FFD58B877C73.jpg" manifest:media-type="image/jpeg"/>
  <manifest:file-entry manifest:full-path="Pictures/10000001000003E8000002336AB7E24E79D172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5.69cm" fo:min-width="19.09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4.542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fo:min-height="5.256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cm" svg:height="7.09cm" svg:x="1.05cm" svg:y="1.052cm">
          <draw:image xlink:href="Pictures/10000000000008240000082414F70DEF3B010632.jpg" xlink:type="simple" xlink:show="embed" xlink:actuate="onLoad" draw:mime-type="image/jpeg">
            <text:p/>
          </draw:image>
        </draw:frame>
        <draw:frame draw:style-name="gr3" draw:text-style-name="P4" draw:layer="layout" svg:width="11.641cm" svg:height="4.792cm" svg:x="8.07cm" svg:y="1.531cm">
          <draw:text-box>
            <text:p text:style-name="P3"><text:span text:style-name="T1">How to get to LEO: </text:span><text:span text:style-name="T2">Launch Provider</text:span></text:p>
          </draw:text-box>
        </draw:frame>
        <draw:frame draw:style-name="gr2" draw:text-style-name="P2" draw:layer="layout" svg:width="6.306cm" svg:height="5.04cm" svg:x="1.526cm" svg:y="8.193cm">
          <draw:image xlink:href="Pictures/10000001000005DC000004AFC1178EEE65119573.png" xlink:type="simple" xlink:show="embed" xlink:actuate="onLoad" draw:mime-type="image/png">
            <text:p/>
          </draw:image>
        </draw:frame>
        <draw:frame draw:style-name="gr2" draw:text-style-name="P2" draw:layer="layout" svg:width="8.958cm" svg:height="6.718cm" svg:x="11.419cm" svg:y="13.439cm">
          <draw:image xlink:href="Pictures/10000000000009C400000753B72820671CB94E4E.jpg" xlink:type="simple" xlink:show="embed" xlink:actuate="onLoad" draw:mime-type="image/jpeg">
            <text:p/>
          </draw:image>
        </draw:frame>
        <draw:frame draw:style-name="gr2" draw:text-style-name="P2" draw:layer="layout" svg:width="7.624cm" svg:height="3.342cm" svg:x="1.253cm" svg:y="22.264cm">
          <draw:image xlink:href="Pictures/10000001000003A5000001992E3CFE043B46ABEB.png" xlink:type="simple" xlink:show="embed" xlink:actuate="onLoad" draw:mime-type="image/png">
            <text:p/>
          </draw:image>
        </draw:frame>
        <draw:frame draw:style-name="gr4" draw:text-style-name="P5" draw:layer="layout" svg:width="11.721cm" svg:height="5.558cm" svg:x="8.175cm" svg:y="5.556cm">
          <draw:text-box>
            <text:p text:style-name="P3"><text:span text:style-name="T3">Albaorbit</text:span> has worked <text:span text:style-name="T4">extensively</text:span> to develop the PocketQube standard. The <text:span text:style-name="T3">Albapod</text:span> deployers (<text:span text:style-name="T5">pictured</text:span> <text:span text:style-name="T5">below</text:span>). Contain 6P units of satellites. These deployers are <text:span text:style-name="T4">integrated</text:span> into larger rockets; such as Falcon 9 (SpaceX) or Electron (Rocket Lab).</text:p>
          </draw:text-box>
        </draw:frame>
        <draw:frame draw:style-name="gr5" draw:text-style-name="P3" draw:layer="layout" svg:width="9.884cm" svg:height="7.421cm" svg:x="1.402cm" svg:y="13.375cm">
          <draw:image xlink:href="Pictures/100000000000025A000001C426A2FFD58B877C73.jpg" xlink:type="simple" xlink:show="embed" xlink:actuate="onLoad" draw:mime-type="image/jpeg">
            <text:p/>
          </draw:image>
        </draw:frame>
        <draw:frame draw:style-name="gr2" draw:text-style-name="P2" draw:layer="layout" svg:width="11.315cm" svg:height="6.369cm" svg:x="9.106cm" svg:y="20.394cm">
          <draw:image xlink:href="Pictures/10000001000003E8000002336AB7E24E79D172C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07T17:40:36.556000000</dc:date>
    <meta:editing-duration>PT25M11S</meta:editing-duration>
    <meta:editing-cycles>3</meta:editing-cycles>
    <meta:generator>LibreOffice/7.3.4.2$Windows_X86_64 LibreOffice_project/728fec16bd5f605073805c3c9e7c4212a0120dc5</meta:generator>
    <meta:document-statistic meta:object-count="9"/>
  </office:meta>
</office:document-meta>
</file>